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noncampus-virginia-coll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noncampus-virginia-coll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1">
            <text:p>7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12">
            <text:p>4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49">
            <text:p>774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8">
            <text:p>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46">
            <text:p>282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52">
            <text:p>42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41">
            <text:p>37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7">
            <text:p>43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46">
            <text:p>6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802">
            <text:p>208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92">
            <text:p>3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19">
            <text:p>9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51">
            <text:p>28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894">
            <text:p>48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852">
            <text:p>8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703">
            <text:p>17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89">
            <text:p>7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92">
            <text:p>47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44">
            <text:p>4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24">
            <text:p>1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33">
            <text:p>13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33">
            <text:p>49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24">
            <text:p>8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37">
            <text:p>2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noncampus-virginia-coll" style:display-name="PageStyle_arrests-noncampus-virginia-coll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